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2000000173C89D22F91996B12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c1db0"/>
    </style:style>
    <style:style style:name="P2" style:family="paragraph" style:parent-style-name="Standard">
      <style:paragraph-properties fo:text-align="start" style:justify-single-word="false"/>
      <style:text-properties officeooo:paragraph-rsid="000a7932"/>
    </style:style>
    <style:style style:name="P3" style:family="paragraph" style:parent-style-name="Table_20_Contents">
      <style:text-properties fo:color="#000000" style:font-name="Liberation Sans" fo:font-size="10pt" officeooo:rsid="001791f6" officeooo:paragraph-rsid="001791f6" style:font-size-asian="10pt" style:font-size-complex="10pt"/>
    </style:style>
    <style:style style:name="P4"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P5"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P6"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P7" style:family="paragraph" style:parent-style-name="Footer">
      <style:paragraph-properties fo:text-align="end" style:justify-single-word="false"/>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Text_20_body">
      <style:paragraph-properties fo:line-height="150%" fo:text-align="justify" style:justify-single-word="false"/>
      <style:text-properties style:font-name="Liberation Sans" officeooo:rsid="001ab062" officeooo:paragraph-rsid="001ab062"/>
    </style:style>
    <style:style style:name="P10" style:family="paragraph" style:parent-style-name="Text_20_body">
      <style:paragraph-properties fo:line-height="150%" fo:text-align="justify" style:justify-single-word="false"/>
      <style:text-properties style:font-name="Liberation Sans" officeooo:rsid="001bd858" officeooo:paragraph-rsid="001bd858"/>
    </style:style>
    <style:style style:name="P11" style:family="paragraph" style:parent-style-name="Text_20_body" style:list-style-name="L1">
      <style:paragraph-properties fo:line-height="150%" fo:text-align="justify" style:justify-single-word="false"/>
      <style:text-properties style:font-name="Liberation Sans" officeooo:rsid="001bd858" officeooo:paragraph-rsid="001bd858"/>
    </style:style>
    <style:style style:name="P12" style:family="paragraph" style:parent-style-name="Text_20_body" style:list-style-name="L2">
      <style:paragraph-properties fo:line-height="150%" fo:text-align="justify" style:justify-single-word="false"/>
      <style:text-properties style:font-name="Liberation Sans" officeooo:rsid="001bd858" officeooo:paragraph-rsid="001bd858"/>
    </style:style>
    <style:style style:name="P13" style:family="paragraph" style:parent-style-name="Text_20_body">
      <style:paragraph-properties fo:line-height="150%" fo:text-align="justify" style:justify-single-word="false"/>
      <style:text-properties style:font-name="Liberation Sans" officeooo:rsid="001d5bb1" officeooo:paragraph-rsid="001d5bb1"/>
    </style:style>
    <style:style style:name="P14" style:family="paragraph" style:parent-style-name="Text_20_body">
      <style:paragraph-properties fo:line-height="150%" fo:text-align="justify" style:justify-single-word="false"/>
      <style:text-properties style:font-name="Liberation Sans" officeooo:rsid="001791f6" officeooo:paragraph-rsid="001791f6"/>
    </style:style>
    <style:style style:name="P15" style:family="paragraph" style:parent-style-name="Text_20_body">
      <style:paragraph-properties fo:line-height="150%" fo:text-align="justify" style:justify-single-word="false"/>
      <style:text-properties style:font-name="Liberation Sans" officeooo:rsid="0018fa50" officeooo:paragraph-rsid="0018fa50"/>
    </style:style>
    <style:style style:name="P16" style:family="paragraph" style:parent-style-name="Text_20_body">
      <style:paragraph-properties fo:line-height="150%" fo:text-align="justify" style:justify-single-word="false"/>
      <style:text-properties style:font-name="Liberation Sans" officeooo:rsid="0018fa50" officeooo:paragraph-rsid="001e51a3"/>
    </style:style>
    <style:style style:name="P17" style:family="paragraph" style:parent-style-name="Text_20_body">
      <style:paragraph-properties fo:line-height="150%" fo:text-align="justify" style:justify-single-word="false"/>
      <style:text-properties style:font-name="Liberation Sans" officeooo:paragraph-rsid="001e51a3"/>
    </style:style>
    <style:style style:name="P18" style:family="paragraph" style:parent-style-name="Text_20_body">
      <style:paragraph-properties fo:line-height="150%" fo:text-align="justify" style:justify-single-word="false"/>
      <style:text-properties style:font-name="Liberation Sans" officeooo:paragraph-rsid="0019581f"/>
    </style:style>
    <style:style style:name="P19" style:family="paragraph" style:parent-style-name="Text_20_body">
      <style:paragraph-properties fo:line-height="150%" fo:text-align="justify" style:justify-single-word="false"/>
      <style:text-properties style:font-name="Liberation Sans" officeooo:rsid="0019581f" officeooo:paragraph-rsid="0019581f"/>
    </style:style>
    <style:style style:name="P20" style:family="paragraph" style:parent-style-name="Text_20_body">
      <style:paragraph-properties fo:line-height="150%" fo:text-align="justify" style:justify-single-word="false"/>
      <style:text-properties officeooo:paragraph-rsid="001fa19d"/>
    </style:style>
    <style:style style:name="P21" style:family="paragraph" style:parent-style-name="Text_20_body">
      <style:paragraph-properties fo:line-height="150%" fo:text-align="justify" style:justify-single-word="false"/>
      <style:text-properties officeooo:paragraph-rsid="0022de7f"/>
    </style:style>
    <style:style style:name="P22" style:family="paragraph" style:parent-style-name="Text_20_body">
      <style:paragraph-properties fo:line-height="150%" fo:text-align="justify" style:justify-single-word="false"/>
      <style:text-properties officeooo:paragraph-rsid="00248646"/>
    </style:style>
    <style:style style:name="P23" style:family="paragraph" style:parent-style-name="Text_20_body">
      <style:paragraph-properties fo:line-height="150%" fo:text-align="justify" style:justify-single-word="false"/>
      <style:text-properties officeooo:rsid="001fa19d" officeooo:paragraph-rsid="001fa19d"/>
    </style:style>
    <style:style style:name="P24" style:family="paragraph" style:parent-style-name="Text_20_body">
      <style:paragraph-properties fo:line-height="150%" fo:text-align="justify" style:justify-single-word="false"/>
      <style:text-properties fo:font-style="italic" officeooo:rsid="001fa19d" officeooo:paragraph-rsid="001fa19d" style:font-style-asian="italic" style:font-style-complex="italic"/>
    </style:style>
    <style:style style:name="P25" style:family="paragraph" style:parent-style-name="Text_20_body">
      <style:paragraph-properties fo:line-height="150%" fo:text-align="justify" style:justify-single-word="false"/>
      <style:text-properties fo:font-style="italic" fo:font-weight="bold" officeooo:rsid="00207928" officeooo:paragraph-rsid="00207928" style:font-style-asian="italic" style:font-weight-asian="bold" style:font-style-complex="italic" style:font-weight-complex="bold"/>
    </style:style>
    <style:style style:name="P26"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bold" officeooo:rsid="002232c2" officeooo:paragraph-rsid="002232c2" style:font-style-asian="italic" style:font-weight-asian="bold" style:font-style-complex="italic" style:font-weight-complex="bold"/>
    </style:style>
    <style:style style:name="P27" style:family="paragraph" style:parent-style-name="Text_20_body">
      <style:paragraph-properties fo:line-height="150%" fo:text-align="justify" style:justify-single-word="false"/>
      <style:text-properties fo:font-style="normal" fo:font-weight="normal" officeooo:rsid="00207928" officeooo:paragraph-rsid="00207928" style:font-style-asian="normal" style:font-weight-asian="normal" style:font-style-complex="normal" style:font-weight-complex="normal"/>
    </style:style>
    <style:style style:name="P28" style:family="paragraph" style:parent-style-name="Text_20_body">
      <style:paragraph-properties fo:line-height="150%" fo:text-align="justify" style:justify-single-word="false"/>
      <style:text-properties officeooo:rsid="00207928" officeooo:paragraph-rsid="00207928"/>
    </style:style>
    <style:style style:name="P29" style:family="paragraph" style:parent-style-name="Text_20_body" style:list-style-name="L3">
      <style:paragraph-properties fo:line-height="150%" fo:text-align="justify" style:justify-single-word="false"/>
      <style:text-properties officeooo:rsid="00207928" officeooo:paragraph-rsid="00207928"/>
    </style:style>
    <style:style style:name="P30" style:family="paragraph" style:parent-style-name="Text_20_body">
      <style:paragraph-properties fo:line-height="150%" fo:text-align="justify" style:justify-single-word="false"/>
      <style:text-properties officeooo:rsid="002232c2" officeooo:paragraph-rsid="002232c2"/>
    </style:style>
    <style:style style:name="P31" style:family="paragraph" style:parent-style-name="Text_20_body" style:list-style-name="L4">
      <style:paragraph-properties fo:line-height="150%" fo:text-align="justify" style:justify-single-word="false"/>
      <style:text-properties officeooo:rsid="002232c2" officeooo:paragraph-rsid="002232c2"/>
    </style:style>
    <style:style style:name="P32" style:family="paragraph" style:parent-style-name="Text_20_body" style:list-style-name="L3">
      <style:paragraph-properties fo:line-height="150%" fo:text-align="justify" style:justify-single-word="false"/>
      <style:text-properties officeooo:rsid="002232c2" officeooo:paragraph-rsid="002232c2"/>
    </style:style>
    <style:style style:name="P33" style:family="paragraph" style:parent-style-name="Text_20_body" style:list-style-name="L6">
      <style:paragraph-properties fo:line-height="150%" fo:text-align="justify" style:justify-single-word="false"/>
      <style:text-properties officeooo:rsid="00248646" officeooo:paragraph-rsid="00248646"/>
    </style:style>
    <style:style style:name="P34" style:family="paragraph" style:parent-style-name="Text_20_body" style:list-style-name="L7">
      <style:paragraph-properties fo:line-height="150%" fo:text-align="justify" style:justify-single-word="false"/>
      <style:text-properties officeooo:rsid="00248646" officeooo:paragraph-rsid="00248646"/>
    </style:style>
    <style:style style:name="P35" style:family="paragraph" style:parent-style-name="Text_20_body" style:master-page-name="">
      <loext:graphic-properties draw:fill="none"/>
      <style:paragraph-properties fo:margin-left="2.701cm" fo:margin-right="0cm" fo:margin-top="0cm" fo:margin-bottom="0.247cm" loext:contextual-spacing="false" fo:line-height="150%" fo:text-align="justify" style:justify-single-word="false" fo:text-indent="-2.701cm" style:auto-text-indent="false" style:page-number="auto" fo:background-color="transparent"/>
      <style:text-properties style:font-name="Liberation Sans" style:text-underline-style="solid" style:text-underline-width="auto" style:text-underline-color="font-color" fo:font-weight="bold" officeooo:rsid="001e51a3" officeooo:paragraph-rsid="001e51a3" style:font-weight-asian="bold" style:font-weight-complex="bold"/>
    </style:style>
    <style:style style:name="P36" style:family="paragraph" style:parent-style-name="Heading_20_1">
      <style:paragraph-properties fo:line-height="150%" fo:text-align="justify" style:justify-single-word="false"/>
      <style:text-properties style:font-name="Liberation Sans" officeooo:rsid="0018fa50" officeooo:paragraph-rsid="0018fa50"/>
    </style:style>
    <style:style style:name="P37" style:family="paragraph" style:parent-style-name="Heading_20_1">
      <style:paragraph-properties fo:line-height="150%" fo:text-align="justify" style:justify-single-word="false"/>
      <style:text-properties style:font-name="Liberation Sans" officeooo:rsid="0019581f" officeooo:paragraph-rsid="0019581f"/>
    </style:style>
    <style:style style:name="P38" style:family="paragraph" style:parent-style-name="Heading_20_1" style:list-style-name="">
      <style:paragraph-properties fo:line-height="150%" fo:text-align="justify" style:justify-single-word="false"/>
      <style:text-properties officeooo:paragraph-rsid="001791f6"/>
    </style:style>
    <style:style style:name="P39" style:family="paragraph" style:parent-style-name="Heading_20_1">
      <style:paragraph-properties fo:line-height="150%" fo:text-align="justify" style:justify-single-word="false" fo:break-before="page"/>
      <style:text-properties officeooo:paragraph-rsid="001791f6"/>
    </style:style>
    <style:style style:name="P40" style:family="paragraph" style:parent-style-name="Heading_20_2">
      <style:paragraph-properties fo:line-height="150%" fo:text-align="justify" style:justify-single-word="false"/>
      <style:text-properties style:font-name="Liberation Sans" officeooo:rsid="001ab062" officeooo:paragraph-rsid="001ab062"/>
    </style:style>
    <style:style style:name="P41" style:family="paragraph" style:parent-style-name="Heading_20_2">
      <style:paragraph-properties fo:line-height="150%" fo:text-align="justify" style:justify-single-word="false"/>
      <style:text-properties style:font-name="Liberation Sans" officeooo:rsid="0018fa50" officeooo:paragraph-rsid="0018fa50"/>
    </style:style>
    <style:style style:name="P42" style:family="paragraph" style:parent-style-name="Heading_20_2">
      <style:paragraph-properties fo:line-height="150%" fo:text-align="justify" style:justify-single-word="false"/>
      <style:text-properties style:font-name="Liberation Sans" officeooo:rsid="0019581f" officeooo:paragraph-rsid="0019581f"/>
    </style:style>
    <style:style style:name="P43" style:family="paragraph" style:parent-style-name="Heading_20_2">
      <style:paragraph-properties fo:break-before="pag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Heading_20_3">
      <style:text-properties officeooo:rsid="001e51a3" officeooo:paragraph-rsid="001e51a3"/>
    </style:style>
    <style:style style:name="P46" style:family="paragraph" style:parent-style-name="Heading_20_3">
      <style:text-properties officeooo:rsid="00207928" officeooo:paragraph-rsid="00207928"/>
    </style:style>
    <style:style style:name="P47" style:family="paragraph" style:parent-style-name="Heading_20_3">
      <style:text-properties officeooo:paragraph-rsid="0022de7f"/>
    </style:style>
    <style:style style:name="T1" style:family="text">
      <style:text-properties fo:color="#ce181e" fo:background-color="#fff200" loext:char-shading-value="0"/>
    </style:style>
    <style:style style:name="T2" style:family="text">
      <style:text-properties fo:color="#000000" fo:background-color="transparent" loext:char-shading-value="0"/>
    </style:style>
    <style:style style:name="T3" style:family="text">
      <style:text-properties fo:color="#000000" officeooo:rsid="001d5bb1" fo:background-color="transparent" loext:char-shading-value="0"/>
    </style:style>
    <style:style style:name="T4" style:family="text">
      <style:text-properties style:font-name="Liberation Sans"/>
    </style:style>
    <style:style style:name="T5" style:family="text">
      <style:text-properties style:font-name="Liberation Sans" officeooo:rsid="0018fa50"/>
    </style:style>
    <style:style style:name="T6" style:family="text">
      <style:text-properties style:font-name="Liberation Sans" officeooo:rsid="001791f6"/>
    </style:style>
    <style:style style:name="T7" style:family="text">
      <style:text-properties style:font-name="Liberation Sans" officeooo:rsid="001fa19d"/>
    </style:style>
    <style:style style:name="T8" style:family="text">
      <style:text-properties style:font-name="Liberation Sans" fo:font-weight="bold" style:font-weight-asian="bold" style:font-weight-complex="bold"/>
    </style:style>
    <style:style style:name="T9" style:family="text">
      <style:text-properties style:font-name="Liberation Sans" officeooo:rsid="002232c2"/>
    </style:style>
    <style:style style:name="T10" style:family="text">
      <style:text-properties style:font-name="Liberation Sans" style:text-underline-style="none"/>
    </style:style>
    <style:style style:name="T11" style:family="text">
      <style:text-properties style:font-name="Liberation Sans" officeooo:rsid="0022de7f"/>
    </style:style>
    <style:style style:name="T12" style:family="text">
      <style:text-properties style:font-name="Liberation Sans" officeooo:rsid="00248646"/>
    </style:style>
    <style:style style:name="T13" style:family="text">
      <style:text-properties officeooo:rsid="001d5bb1"/>
    </style:style>
    <style:style style:name="T14" style:family="text">
      <style:text-properties fo:color="#ed1c24" officeooo:rsid="001d5bb1" fo:background-color="#fff200" loext:char-shading-value="0"/>
    </style:style>
    <style:style style:name="T15" style:family="text">
      <style:text-properties officeooo:rsid="001e51a3"/>
    </style:style>
    <style:style style:name="T16" style:family="text">
      <style:text-properties style:text-underline-style="none" fo:font-weight="normal" style:font-weight-asian="normal" style:font-weight-complex="normal"/>
    </style:style>
    <style:style style:name="T17" style:family="text">
      <style:text-properties fo:font-size="11pt" style:text-underline-style="none" fo:font-weight="normal" style:font-size-asian="11pt" style:font-weight-asian="normal" style:font-size-complex="11pt" style:font-weight-complex="normal"/>
    </style:style>
    <style:style style:name="T18" style:family="text">
      <style:text-properties officeooo:rsid="0022de7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style-name="Example" text:display="plain-numb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4"><text:a xlink:type="simple" xlink:href="#__RefHeading___Toc1101_1605399620" text:style-name="Index_20_Link" text:visited-style-name="Index_20_Link">Einleitung<text:tab/>2</text:a></text:p>
          <text:p text:style-name="P44"><text:a xlink:type="simple" xlink:href="#__RefHeading___Toc126_2777235843" text:style-name="Index_20_Link" text:visited-style-name="Index_20_Link">Aufbau des Systems<text:tab/>2</text:a></text:p>
          <text:p text:style-name="P8"><text:a xlink:type="simple" xlink:href="#__RefHeading___Toc150_2777235843" text:style-name="Index_20_Link" text:visited-style-name="Index_20_Link">Aufbau des Grundsystems<text:tab/>2</text:a></text:p>
          <text:p text:style-name="P8"><text:a xlink:type="simple" xlink:href="#__RefHeading___Toc128_2777235843" text:style-name="Index_20_Link" text:visited-style-name="Index_20_Link">Systemarchitektur<text:tab/>3</text:a></text:p>
          <text:p text:style-name="P8"><text:a xlink:type="simple" xlink:href="#__RefHeading___Toc152_2777235843" text:style-name="Index_20_Link" text:visited-style-name="Index_20_Link">Anwendungsarchitektur<text:tab/>4</text:a></text:p>
          <text:p text:style-name="P44"><text:a xlink:type="simple" xlink:href="#__RefHeading___Toc132_2777235843" text:style-name="Index_20_Link" text:visited-style-name="Index_20_Link">Grafische Benutzeroberfläche<text:tab/>5</text:a></text:p>
          <text:p text:style-name="P8"><text:a xlink:type="simple" xlink:href="#__RefHeading___Toc134_2777235843" text:style-name="Index_20_Link" text:visited-style-name="Index_20_Link">Aufbaue der Oberfläche, wie wird sie geschrieben?<text:tab/>5</text:a></text:p>
          <text:p text:style-name="P8"><text:a xlink:type="simple" xlink:href="#__RefHeading___Toc136_2777235843" text:style-name="Index_20_Link" text:visited-style-name="Index_20_Link">Wireframes/Screendesigns<text:tab/>5</text:a></text:p>
        </text:index-body>
      </text:table-of-content>
      <text:h text:style-name="P38" text:outline-level="1"><text:span text:style-name="T6"/></text:h>
      <text:h text:style-name="P39" text:outline-level="1"><text:bookmark-start text:name="__RefHeading___Toc1101_1605399620"/><text:span text:style-name="T6">Einleitung</text:span><text:bookmark-end text:name="__RefHeading___Toc1101_1605399620"/></text:h>
      <text:p text:style-name="P14">In diesem Dokument wird beschrieben, was der tatsächliche Umfang des Projektes „Simulation des Transport der FDZ“ ist. Darunter fallen die Punkte, die mit den Auftraggebern aufbauend auf der Anforderungsanalyse (Lastenhefts) besprochen und angeglichen wurden. Das Ziel dieses Pflichtenheftes ist es, eine eindeutige Aussage über den Umfang des Projektes zu schaffen, dem beide Parteien, Entwicklerteam und Auftraggeber, zustimmen.</text:p>
      <text:p text:style-name="P9"/>
      <text:h text:style-name="P36" text:outline-level="1"><text:bookmark-start text:name="__RefHeading___Toc126_2777235843"/>Aufbau des Systems<text:bookmark-end text:name="__RefHeading___Toc126_2777235843"/></text:h>
      <text:p text:style-name="P15">In diesem Kapitel wird beschrieben, wie das System aufgebaut ist. Dabei wird auf die Architektur des Systems, aber auch auf die Softwarearchitektur eingegangen. </text:p>
      <text:h text:style-name="P40" text:outline-level="2"><text:bookmark-start text:name="__RefHeading___Toc150_2777235843"/><text:span text:style-name="T15">Erläuterung</text:span> des Grundsystems<text:bookmark-end text:name="__RefHeading___Toc150_2777235843"/></text:h>
      <text:p text:style-name="P9">Die Fabrik der Zukunft besteht aus mehreren Teilbereichen, einer davon ist der Transport. Der Transport selber wird in mehrere Schichten unterteilt, für uns relevant ist die Darstellungsschicht des Transportes und der Controller des Transportes. In der Hierarchie des Systems liegt der Controller über der Darstellung, seine für dieses Projekt relevante Aufgaben sind es, der Darstellungsschicht die Befehle zuzuschicken, die der Transportteil der Fabrik aktuell erledigt. </text:p>
      <text:p text:style-name="P9">Diese Befehle sind in einem eigenen Protokoll beschrieben <text:span text:style-name="T1">(siehe Dokumentation FDZ) </text:span><text:span text:style-name="T2">und werden per TCP/IP über eine Netzwerkschnittstelle an den PC, auf dem die Darstellung läuft, geschickt. </text:span></text:p>
      <text:p text:style-name="P9"><text:span text:style-name="T2">Die Darstellungsschicht ist eine Simulation, welche in einem Java-Programm geschrieben wird. Dies gehört zum Umfang dieses Projektes. Diese Simulation empfängt die TCP/IP </text:span><text:soft-page-break/><text:span text:style-name="T2">Packets, sendet eine Rückmeldung, dass es diese empfangen hat, interpretiert sie und sendet erneut eine Nachricht an den Controller, dass die Nachricht entweder erfolgreich abgearbeitet wurde oder ein Fehler aufgetreten ist (Zur Netzwerkkommunikation später mehr). </text:span></text:p>
      <text:p text:style-name="P10"><text:span text:style-name="T2">Die Hardwaregrundlage des Simulations-Programmes bildet ein Standard Rechner, auf dem Java 1.8 installiert und lauffähig ist. In dieser Version wird das Programm auch entwickelt. Das zugrundeliegende Betriebssystem ist irrelevant, da das Programm in der Java-Virtual-Machine läuft und somit portierbar auf alle Java-fähigen Systeme ist. Einzige Voraussetzung an den Rechner ist, dass dieser eine funktionierende Netzwerkschnittstelle hat, welche im Netzwerk der Fabrik der Zukunft angebunden ist. </text:span></text:p>
      <text:h text:style-name="P41" text:outline-level="2"><text:bookmark-start text:name="__RefHeading___Toc128_2777235843"/>Systemarchitektur<text:bookmark-end text:name="__RefHeading___Toc128_2777235843"/></text:h>
      <text:p text:style-name="P10"/>
      <text:p text:style-name="P10">Wie schon beschrieben wird die Anwendung der Simulation in der Programmiersprache Java entwickelt. Die Entscheidung hierfür wurde vom Auftraggeber und den Zuständigen für die Fabrik der Zukunft übernommen. Einige Gründe hierfür sind folgende: </text:p>
      <text:list xml:id="list1817089394" text:style-name="L1">
        <text:list-item>
          <text:p text:style-name="P11">Portierbarkeit der Anwendung auf alle Rechner, die Java-fähig sind. </text:p>
        </text:list-item>
        <text:list-item>
          <text:p text:style-name="P11">Programmiersprache, die bei der Entwicklung der Fabrik der Zukunft eine große Rolle spielt.</text:p>
        </text:list-item>
        <text:list-item>
          <text:p text:style-name="P11">Eigenes Framework für Grafische Benutzeroberflächen (JavaFX).</text:p>
        </text:list-item>
        <text:list-item>
          <text:p text:style-name="P11">Einfache Anbindung des Systems an die Netzwerkschnittstelle</text:p>
        </text:list-item>
      </text:list>
      <text:p text:style-name="P10">Die genaue Version von Java, die genutzt werden soll, ist die Version Java 1.8, die Wahl wurde getroffen, weil der Rest der auf Java aufbauenden Programme in der Fabrik der Zukunft ebenfalls in dieser Version entwickelt wurden und da auf den Rechnern, die in den Laboren der Fabrik der Zukunft zur Verfügung stehen, großenteils noch die Version 1.8 statt ihrer Nachfolger installiert ist.</text:p>
      <text:p text:style-name="P10"><text:soft-page-break/></text:p>
      <text:p text:style-name="P10"><text:span text:style-name="T13">Di</text:span>e Grafische Benutzeroberfläche, welche einen sehr wichtigen Teil des Systems bildet, <text:span text:style-name="T13">wird</text:span> in JavaFX entwickelt. Dies hat einige klare Vorteile:</text:p>
      <text:list xml:id="list655838293" text:style-name="L2">
        <text:list-item>
          <text:p text:style-name="P12">JavaFX ist das Java-Framework für GUIs und ist somit ohne weiteres an die Logik anbindbar.</text:p>
        </text:list-item>
        <text:list-item>
          <text:p text:style-name="P12">Die Trennung nach Model View Controller ist durch das Nutzen von FXML-Dateien und des Schreibens von Controllern für diese sehr gut möglich. So ist die unabhängige Entwicklung von Model und View sehr einfach.</text:p>
        </text:list-item>
        <text:list-item>
          <text:p text:style-name="P12">Die Entwicklung einer Oberfläche nach den Wünschen des Kunden durch den Scenebuilder für JavaFX ist sehr einfach und zügig erledigt.</text:p>
        </text:list-item>
      </text:list>
      <text:p text:style-name="P10"/>
      <text:p text:style-name="P13">Die Wahl der richtigen Protokolle für die Netzwerkkommunikation ist durch den Auftraggeber auf TCP/IP und das eigene Kommunikationsprotokoll der Fabrik der Zukunft gefallen. </text:p>
      <text:p text:style-name="P13">TCP/IP wurde aus dem Grund gewählt, da die Übertragung der IP-Packets durch das Transmission-Control-Protocol garantiert wird. Solange also eine Netzwerkverbindung zwischen der Simulationsschicht und dem Controller des Transportes steht, so ist die vollständige Übertragung der Nachrichten auch bei Netzwerküberlastung garantiert. Dieses Konzept wurde durchgängig in allen Systemen der Fabrik der Zukunft gewählt. </text:p>
      <text:p text:style-name="P17"><text:span text:style-name="T13">Genauso wurde auch das eigene Kommunikationsprotokoll konsistent genutzt. Dieses hat den Vorteil, dass seine Befehle speziell auf die Befehle der Fabrik abgestimmt sind </text:span><text:span text:style-name="T14">(siehe Dokumentation FDZ).</text:span><text:span text:style-name="T3"> Es können im Verlauf der Verfeinerung der Systeme sogar noch weitere Befehle eingefügt werden, was aber in diesem Projekt zur Entwicklung der Simulation nicht erwünscht ist.</text:span></text:p>
      <text:h text:style-name="P43" text:outline-level="2">Anwendungsarchitektur</text:h>
      <text:p text:style-name="Text_20_body"/>
      <text:p text:style-name="P16"><text:span text:style-name="T15">In diesem Kapitel wird nun detailliert auf den Aufbau der Anwendungsarchitektur eingegangen. Behandelt werden hier unter Anderem, welche Designentscheidungen das Team in Absprache mit den Auftraggebern getroffen hat und welche Entwurfsmuster für die Entwicklung genutzt werden. Anschauliche Beispiele werden auch gezeigt. </text:span></text:p>
      <text:p text:style-name="P35">Anmerkung:<text:span text:style-name="T16"> </text:span><text:span text:style-name="T17">Dieses Projekt wird agil durch die Vorgehensweise Scrum durchgeführt. Zu beachten ist deshalb, dass das Team sich im Vornherein nur das Grobkonzept der Architektur herleiten kann. Dennoch sind früh im Projekt einige Leitfäden entworfen worden, nach denen sich die Entwicklern richten müssen.</text:span></text:p>
      <text:h text:style-name="P45" text:outline-level="3">Entwurfsmuster und Architekturentscheidungen</text:h>
      <text:p text:style-name="P20"><text:span text:style-name="T7">Nach Absprache mit dem Auftraggebern ist es das große Ziel dieses Projektes, für die Simulation ein großes Maß an Wiederverwendbarkeit und Modularität zu gewährleisten. Ein gewählter Schritt, um die Wiederverwendbarkeit der Grundarchitektur zu garantieren ist die Entwicklung des System durch das Entwurfsmuster Model-View-Controller. Dies ist nicht nur guter Stil in der Programmierung, es erlaubt dem Team auch, die gesamte Logik des Systems im Voraus zu implementieren und zu testen. Nach der Fertigstellung der Grundlage kann dann mit dem JavaFX Scenebuilder eine Grafische Oberfläche nach den Wünschen der Auftraggeber (dazu in späteren Kapiteln mehr) entworfen werden, die dann nur noch durch einem Controller mit der Logik verknüpft werden muss. Die Vorteile liegen auf der Hand, die Logik kann jederzeit abgekoppelt und an eine neue Oberfläche angebunden werden. Der Programmiercode wird somit auch besser wiederverwendbar und lesbarer.</text:span></text:p>
      <text:h text:style-name="P46" text:outline-level="3">Schichten der Systemarchitektur</text:h>
      <text:p text:style-name="P23"><text:span text:style-name="T4">Im folgenden wird schematisch dargestellt, in welche Schichten das System aufgeteilt wird: </text:span></text:p>
      <text:p text:style-name="P24"><text:soft-page-break/><text:span text:style-name="T8"/></text:p>
      <text:p text:style-name="P24"><text:span text:style-name="T8">(Bild/Skizze)</text:span></text:p>
      <text:p text:style-name="P24"><text:span text:style-name="T4">Netzwerkschicht → Interpretation → interne Darstellung | ↔ <text:s/>Controller | ↔ <text:s text:c="2"/>View </text:span></text:p>
      <text:p text:style-name="P25"><text:span text:style-name="T7">S</text:span><text:span text:style-name="T4">equenzdiagramm/ Klassendiagramm</text:span></text:p>
      <text:p text:style-name="P25"><text:span text:style-name="T4">Begründungen</text:span></text:p>
      <text:p text:style-name="P27"><text:span text:style-name="T5">Welche Designpatterns werden übernommen, MVC… welche Schichten gibt es in der Architektur und welchen Zweck erfüllen sie? Begründung, warum so entschieden wurde.</text:span></text:p>
      <text:h text:style-name="P46" text:outline-level="3">Persistenzentscheidungen</text:h>
      <text:p text:style-name="P28"><text:span text:style-name="T5">Z</text:span><text:span text:style-name="T4">um Umfang des Projektes gehört eine Erstellung einer Log-Datei, die die Vorgänge im System und die eingegangenen Nachrichten der Netzwerkschnittstelle aufnimmt und entsprechend abspeichert. Die Log-Datei hat folgende Anforderungen zu erfüllen:</text:span></text:p>
      <text:list xml:id="list3317355441" text:style-name="L3">
        <text:list-item>
          <text:p text:style-name="P29"><text:span text:style-name="T4">Erstellen einer Datei mit dem aktuellen Datum im Namen </text:span><text:span text:style-name="T9">bei Systemstart</text:span><text:span text:style-name="T4">.</text:span></text:p>
        </text:list-item>
        <text:list-item>
          <text:p text:style-name="P29"><text:span text:style-name="T4">Sammeln aller Netzwerknachrichten und persistentes Speichern in menschen-lesbarem Fließtext, sobald diese eingetroffen sind.</text:span></text:p>
        </text:list-item>
        <text:list-item>
          <text:p text:style-name="P29"><text:span text:style-name="T4">Sammeln aller Fehler, die mit einer Nachricht in Verbindung stehen.</text:span></text:p>
        </text:list-item>
        <text:list-item>
          <text:p text:style-name="P29"><text:span text:style-name="T4">Sind 500 Zeilen </text:span><text:span text:style-name="T9">an </text:span><text:span text:style-name="T4">Einträge</text:span><text:span text:style-name="T9">n</text:span><text:span text:style-name="T4"> in der Datei, muss eine neue Datei geöffnet werden. In der neuen Datei ist zu vermerken, dass diese eine Fortführung der vorherigen ist.</text:span></text:p>
        </text:list-item>
        <text:list-item>
          <text:p text:style-name="P29"><text:span text:style-name="T4">Sollte das System um 23:59Uhr eines Tages laufen, so wird um Punkt 0:00Uhr eine neue Log-Datei mit neuem Datum angefangen. In der neuen Datei muss vermerkt sein, dass es eine Fortführung des vorherigen Tages ist.</text:span></text:p>
        </text:list-item>
        <text:list-item>
          <text:p text:style-name="P32"><text:span text:style-name="T4">Sollte das System an einem Tag mehrmals gestartet werden, so muss die Log-Datei des Tages weiterverwendet werden, bis diese das Zeilenlimit erreicht hat.</text:span></text:p>
        </text:list-item>
      </text:list>
      <text:p text:style-name="P30"><text:span text:style-name="T4">Eine weitere Anforderung ist eine Datei im JSON-Format, die den Zustand der Simulation abspeichert. Diese Datei muss folgende Anforderungen erfüllen:</text:span></text:p>
      <text:list xml:id="list2842239475" text:style-name="L4">
        <text:list-item>
          <text:p text:style-name="P31"><text:soft-page-break/><text:span text:style-name="T4">Die Datei wird beim Systemstart angelegt und immer aktualisiert, sobald sich der Zustand der Simulation ändert.</text:span></text:p>
        </text:list-item>
        <text:list-item>
          <text:p text:style-name="P31"><text:span text:style-name="T4">Bei Absturz des Systems muss es möglich sein, den Zustand vor dem Absturz aus der Datei wiederherzustellen. Es wird dem Anwender die Frage gestellt, ob er den Zustand wiederherstellen möchte oder nicht. Diese Funktion soll der Anwender nur nach einem Absturz haben, nie nach einem kontrolliertem Herunterfahren.</text:span></text:p>
        </text:list-item>
        <text:list-item>
          <text:p text:style-name="P31"><text:span text:style-name="T4">Bei korrektem Herunterfahren der Simulation soll die Datei gelöscht werden. So wird bei einem Neustart des Systems gesucht, ob die Datei vorhanden ist. Ist dies nicht der Fall, so muss der Zustand auch nicht wiederhergestellt werden.</text:span></text:p>
        </text:list-item>
      </text:list>
      <text:p text:style-name="P30"><text:span text:style-name="T4">Die genauen Entscheidungen, wie das Speichern durch Java-Streams realisiert wird, kann erst zum Zeitpunkt des Entwickelns getroffen werden.</text:span></text:p>
      <text:p text:style-name="P30"><text:span text:style-name="T4">Im folgenden werden einige erläuternde Diagramme zur Verdeutlichung des Speichervorgangs der Dateien angegeben:</text:span></text:p>
      <text:p text:style-name="P26"><text:span text:style-name="T4">(</text:span><text:span text:style-name="T10">Sequenzdiagramm für Log und für JSON-Zustand</text:span><text:span text:style-name="T4">)</text:span></text:p>
      <text:h text:style-name="P47" text:outline-level="3"><text:span text:style-name="T18">Vorgegebene Geschäfftsregeln</text:span></text:h>
      <text:p text:style-name="P22"><text:span text:style-name="T11">A</text:span><text:span text:style-name="T12">us den Gesprächen mit den Auftraggebern haben sich folgende Punkte als <text:s/>essentiell herausgestellt:</text:span></text:p>
      <text:list xml:id="list3601214475" text:style-name="L6">
        <text:list-item>
          <text:p text:style-name="P33"><text:span text:style-name="T4">Netzwerkkommunikation:</text:span></text:p>
          <text:p text:style-name="P33"><text:span text:style-name="T4">Die Abläufe für die Kommunikation mit dem übergeordneten Controller sind wie folgt gegliedert</text:span></text:p>
        </text:list-item>
      </text:list>
      <text:list xml:id="list3074814964" text:style-name="L7">
        <text:list-item>
          <text:p text:style-name="P34"><text:span text:style-name="T4">Controller sendet Nachricht an Simulationsschicht</text:span></text:p>
        </text:list-item>
        <text:list-item>
          <text:p text:style-name="P34"><text:span text:style-name="T4">Simulationsschicht empfängt Nachricht und sendet eine Bestätigungsnachricht (Acknowledge) an den Controller, dass die Nachricht angekommen wurde. </text:span></text:p>
        </text:list-item>
        <text:list-item>
          <text:p text:style-name="P34"><text:span text:style-name="T4">Controller wartet auf weitere Nachricht, Simulation arbeitet initiale Nachricht ab.</text:span></text:p>
        </text:list-item>
        <text:list-item>
          <text:p text:style-name="P34"><text:soft-page-break/><text:span text:style-name="T4">Simulationsschicht sendet Nachricht über den Ausgang der Abarbeitung an den Controller, entweder eine Betätigung oder eine Fehlermeldung.</text:span></text:p>
        </text:list-item>
      </text:list>
      <text:p text:style-name="P21"><text:span text:style-name="T5">Architekturaspekte, die zu beachten sind:</text:span></text:p>
      <text:p text:style-name="P15"/>
      <text:p text:style-name="P15">Geschäftsregeln: was muss überprüft werden, wie sind die Abläufe? </text:p>
      <text:p text:style-name="P15">-<text:span text:style-name="T15">Netzwerkkommunikation bricht ab</text:span></text:p>
      <text:p text:style-name="P15">Integration: müssen bestehende Systeme eingebunden werden?  </text:p>
      <text:p text:style-name="P15">Verteilung: muss das System in verteilter Umgebung ablaufen können?  </text:p>
      <text:p text:style-name="P15">Kommunikation: wie werden Daten zwischen Systemteilen übertragen?  </text:p>
      <text:p text:style-name="P15">Navigation: wie interagiert der Benutzer mit dem System?</text:p>
      <text:p text:style-name="P15"> Ergonomie: wie ist die grafische Benutzeroberfläche gestaltet? </text:p>
      <text:p text:style-name="P15"> Internationalisierung: ist Mehrsprachigkeit notwendig? Gibt es landesspezifische Unterschiede? </text:p>
      <text:p text:style-name="P15"> Sicherheit: müssen Daten verschlüsselt oder anderweitig besonders geschützt werden?</text:p>
      <text:p text:style-name="P15"><text:s/> Protokollierung: welche Daten müssen protokolliert werden? </text:p>
      <text:p text:style-name="P15"> Ausnahmebehandlung: welche Fehler können auftreten und wie behandle ich sie?</text:p>
      <text:p text:style-name="P15"/>
      <text:p text:style-name="P15">Nutzen von UML Diagrammen?</text:p>
      <text:p text:style-name="P15"/>
      <text:p text:style-name="P19">Grob/ Feinkonzept erarbeiten</text:p>
      <text:p text:style-name="P19"/>
      <text:h text:style-name="P37" text:outline-level="1"><text:bookmark-start text:name="__RefHeading___Toc132_2777235843"/><text:soft-page-break/>Grafische Benutzeroberfläche<text:bookmark-end text:name="__RefHeading___Toc132_2777235843"/></text:h>
      <text:p text:style-name="P19">Einleitung</text:p>
      <text:h text:style-name="P42" text:outline-level="2"><text:bookmark-start text:name="__RefHeading___Toc134_2777235843"/>Aufbaue der Oberfläche, wie wird sie geschrieben?<text:bookmark-end text:name="__RefHeading___Toc134_2777235843"/></text:h>
      <text:p text:style-name="P18"/>
      <text:h text:style-name="P42" text:outline-level="2"><text:bookmark-start text:name="__RefHeading___Toc136_2777235843"/>Wireframes/Screendesigns<text:bookmark-end text:name="__RefHeading___Toc136_2777235843"/></text:h>
      <text:p text:style-name="P18"/>
      <text:p text:style-name="P19">Allgemeines</text:p>
      <text:p text:style-name="P19"/>
      <text:p text:style-name="P19"> Das Pflichtenheft ist eine technisch detaillierte Version des Lastenhefts und enthält daher alle Bestandteile des Lastenhefts</text:p>
      <text:p text:style-name="P19"><text:s/> Darüber hinaus sind folgende Bestandteile wichtig - Software-Architektur - UML-Diagramme und Auswahl technischer Komponenten - Wireframes und Screendesign bzw. Intents und Utterances mit Slots </text:p>
      <text:p text:style-name="P19"> Unterschiede Lasten-/Pflichtenheft - Lastenheft ist aus fachlicher Sicht geschrieben und muss von der Fachabteilung verstanden werden, Pflichtenheft ist aus technischer Sicht geschrieben und adressiert die Entwickler oder technisch versierte Mitarbeiter des Ku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parent-style-name="Bullet_20_Symbols">
      <style:text-properties style:font-name="Liberation Mono" fo:font-family="'Liberation Mono'" style:font-family-generic="modern" style:font-pitch="fixed" style:font-name-asian="DejaVu Sans Mono" style:font-family-asian="'DejaVu Sans Mono'"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013cm" fo:margin-left="0.011cm" table:align="left"/>
    </style:style>
    <style:style style:name="Tabelle2.A" style:family="table-column">
      <style:table-column-properties style:column-width="8.493cm"/>
    </style:style>
    <style:style style:name="Tabelle2.B" style:family="table-column">
      <style:table-column-properties style:column-width="8.52cm"/>
    </style:style>
    <style:style style:name="Tabelle2.A1" style:family="table-cell">
      <style:table-cell-properties fo:background-color="#ffffff" fo:padding="0.097cm" fo:border-left="1pt solid #000000" fo:border-right="none" fo:border-top="1pt solid #000000" fo:border-bottom="1pt solid #000000">
        <style:background-image/>
      </style:table-cell-properties>
    </style:style>
    <style:style style:name="Tabelle2.B1" style:family="table-cell">
      <style:table-cell-properties fo:background-color="#ffffff" fo:padding="0.097cm" fo:border="1pt solid #000000">
        <style:background-image/>
      </style:table-cell-properties>
    </style:style>
    <style:style style:name="Tabelle2.A2" style:family="table-cell">
      <style:table-cell-properties fo:background-color="#ffffff" fo:padding="0.097cm" fo:border-left="1pt solid #000000" fo:border-right="none" fo:border-top="none" fo:border-bottom="1pt solid #000000">
        <style:background-image/>
      </style:table-cell-properties>
    </style:style>
    <style:style style:name="Tabelle2.B2" style:family="table-cell">
      <style:table-cell-properties fo:background-color="#ffffff" fo:padding="0.097cm" fo:border-left="1pt solid #000000" fo:border-right="1pt solid #000000" fo:border-top="none" fo:border-bottom="1pt solid #000000">
        <style:background-image/>
      </style:table-cell-properties>
    </style:style>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Standard">
      <style:text-properties officeooo:paragraph-rsid="000c1db0"/>
    </style:style>
    <style:style style:name="MP2" style:family="paragraph" style:parent-style-name="Table_20_Contents">
      <style:text-properties fo:color="#000000" style:font-name="Liberation Sans" fo:font-size="10pt" officeooo:rsid="001791f6" officeooo:paragraph-rsid="001791f6" style:font-size-asian="10pt" style:font-size-complex="10pt"/>
    </style:style>
    <style:style style:name="MP3" style:family="paragraph" style:parent-style-name="Table_20_Contents">
      <style:paragraph-properties fo:text-align="end" style:justify-single-word="false"/>
      <style:text-properties fo:color="#000000" style:font-name="Liberation Sans" fo:font-size="10pt" officeooo:rsid="001791f6" officeooo:paragraph-rsid="001791f6" style:font-size-asian="10pt" style:font-size-complex="10pt"/>
    </style:style>
    <style:style style:name="MP4" style:family="paragraph" style:parent-style-name="Table_20_Contents">
      <style:paragraph-properties fo:text-align="start" style:justify-single-word="false"/>
      <style:text-properties fo:color="#000000" style:font-name="Liberation Sans" fo:font-size="10pt" officeooo:rsid="000c1db0" officeooo:paragraph-rsid="000c1db0" style:font-size-asian="10pt" style:font-size-complex="10pt"/>
    </style:style>
    <style:style style:name="MP5" style:family="paragraph" style:parent-style-name="Table_20_Contents">
      <style:paragraph-properties fo:text-align="end" style:justify-single-word="false"/>
      <style:text-properties fo:color="#000000" style:font-name="Liberation Sans" fo:font-size="10pt" fo:background-color="#ffffff" style:font-size-asian="10pt" style:font-size-complex="10pt"/>
    </style:style>
    <style:style style:name="MP6"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office:automatic-styles>
  <office:master-styles>
    <style:master-page style:name="Standard" style:page-layout-name="Mpm1">
      <style:header>
        <text:p text:style-name="MP1"/>
        <text:p text:style-name="MP1"/>
        <text:p text:style-name="MP1"/>
        <table:table table:name="Tabelle2" table:style-name="Tabelle2">
          <table:table-column table:style-name="Tabelle2.A"/>
          <table:table-column table:style-name="Tabelle2.B"/>
          <table:table-row>
            <table:table-cell table:style-name="Tabelle2.A1" office:value-type="string">
              <text:p text:style-name="MP2">Simulation FDZ</text:p>
            </table:table-cell>
            <table:table-cell table:style-name="Tabelle2.B1" office:value-type="string">
              <text:p text:style-name="MP3"><draw:frame draw:style-name="Mfr1" draw:name="Bild1" text:anchor-type="paragraph" svg:x="4.579cm" svg:y="-2.286cm" svg:width="3.817cm" svg:height="1.771cm" draw:z-index="8"><draw:image xlink:href="Pictures/100002010000032000000173C89D22F91996B129.png" xlink:type="simple" xlink:show="embed" xlink:actuate="onLoad" loext:mime-type="image/png"/></draw:frame>Praktikum Software Entwicklung</text:p>
            </table:table-cell>
          </table:table-row>
          <table:table-row>
            <table:table-cell table:style-name="Tabelle2.A2" office:value-type="string">
              <text:p text:style-name="MP2">Pflichtenheft</text:p>
            </table:table-cell>
            <table:table-cell table:style-name="Tabelle2.B2" office:value-type="string">
              <text:p text:style-name="MP3">17.04.2018</text:p>
            </table:table-cell>
          </table:table-row>
        </table:table>
        <text:p text:style-name="Header"/>
      </style:header>
      <style:footer>
        <table:table table:name="Tabelle1" table:style-name="Tabelle1">
          <table:table-column table:style-name="Tabelle1.A"/>
          <table:table-column table:style-name="Tabelle1.B"/>
          <table:table-row>
            <table:table-cell table:style-name="Tabelle1.A1" office:value-type="string">
              <text:p text:style-name="MP4">Bearbeiter</text:p>
            </table:table-cell>
            <table:table-cell table:style-name="Tabelle1.A1" office:value-type="string">
              <text:p text:style-name="MP5"><text:page-number text:select-page="current">9</text:page-number></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4-25T12:20:12.497404570</dc:date>
    <meta:editing-duration>PT1H36M34S</meta:editing-duration>
    <meta:editing-cycles>11</meta:editing-cycles>
    <meta:generator>LibreOffice/5.4.5.1$Linux_X86_64 LibreOffice_project/40m0$Build-1</meta:generator>
    <meta:document-statistic meta:table-count="2" meta:image-count="1" meta:object-count="0" meta:page-count="9" meta:paragraph-count="95" meta:word-count="1557" meta:character-count="11449" meta:non-whitespace-character-count="9982"/>
  </office:meta>
</office:document-meta>
</file>